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T10" style:parent-style-name="Maths" style:family="text">
      <style:text-properties fo:font-weight="bold" style:font-weight-asian="bold"/>
    </style:style>
    <style:style style:name="T11" style:parent-style-name="Maths" style:family="text">
      <style:text-properties fo:font-weight="bold" style:font-weight-asian="bold"/>
    </style:style>
    <style:style style:name="TableColumn13" style:family="table-column">
      <style:table-column-properties style:column-width="2.552in"/>
    </style:style>
    <style:style style:name="TableColumn14" style:family="table-column">
      <style:table-column-properties style:column-width="4.034in"/>
    </style:style>
    <style:style style:name="Table12" style:family="table">
      <style:table-properties style:width="6.5861in" fo:margin-left="0.5in" table:align="left"/>
    </style:style>
    <style:style style:name="TableRow15" style:family="table-row">
      <style:table-row-properties/>
    </style:style>
    <style:style style:name="TableCell16" style:family="table-cell">
      <style:table-cell-properties fo:border="none" style:writing-mode="lr-tb" fo:padding-top="0in" fo:padding-left="0.075in" fo:padding-bottom="0in" fo:padding-right="0.075in"/>
    </style:style>
    <style:style style:name="P17" style:parent-style-name="ListParagraph" style:list-style-name="LFO1" style:family="paragraph">
      <style:paragraph-properties fo:margin-bottom="0in" fo:line-height="100%"/>
    </style:style>
    <style:style style:name="T18" style:parent-style-name="Maths" style:family="text">
      <style:text-properties fo:font-weight="bold" style:font-weight-asian="bold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21" style:parent-style-name="Maths" style:family="text">
      <style:text-properties fo:font-weight="bold" style:font-weight-asian="bold"/>
    </style:style>
    <style:style style:name="T22" style:parent-style-name="Maths" style:family="text">
      <style:text-properties fo:font-weight="bold" style:font-weight-asian="bold"/>
    </style:style>
    <style:style style:name="TableRow23" style:family="table-row">
      <style:table-row-properties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ListParagraph" style:list-style-name="LFO1" style:family="paragraph">
      <style:paragraph-properties fo:margin-bottom="0in" fo:line-height="100%"/>
    </style:style>
    <style:style style:name="T26" style:parent-style-name="Maths" style:family="text">
      <style:text-properties fo:font-weight="bold" style:font-weight-asian="bold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29" style:parent-style-name="Maths" style:family="text">
      <style:text-properties fo:font-weight="bold" style:font-weight-asian="bold"/>
    </style:style>
    <style:style style:name="T30" style:parent-style-name="Maths" style:family="text">
      <style:text-properties fo:font-weight="bold" style:font-weight-asian="bold"/>
    </style:style>
    <style:style style:name="TableRow31" style:family="table-row">
      <style:table-row-properties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P33" style:parent-style-name="ListParagraph" style:list-style-name="LFO1" style:family="paragraph">
      <style:paragraph-properties fo:margin-bottom="0in" fo:line-height="100%">
        <style:tab-stops>
          <style:tab-stop style:type="left" style:position="-1.0916in"/>
        </style:tab-stops>
      </style:paragraph-properties>
    </style:style>
    <style:style style:name="T34" style:parent-style-name="Maths" style:family="text">
      <style:text-properties fo:font-weight="bold" style:font-weight-asian="bold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37" style:parent-style-name="Maths" style:family="text">
      <style:text-properties fo:font-weight="bold" style:font-weight-asian="bold"/>
    </style:style>
    <style:style style:name="T38" style:parent-style-name="Maths" style:family="text">
      <style:text-properties fo:font-weight="bold" style:font-weight-asian="bold"/>
    </style:style>
    <style:style style:name="P39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Row40" style:family="table-row">
      <style:table-row-properties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ListParagraph" style:list-style-name="LFO1" style:family="paragraph">
      <style:paragraph-properties fo:margin-bottom="0in" fo:line-height="100%"/>
    </style:style>
    <style:style style:name="T43" style:parent-style-name="Maths" style:family="text">
      <style:text-properties fo:font-weight="bold" style:font-weight-asian="bold"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46" style:parent-style-name="Maths" style:family="text">
      <style:text-properties fo:font-weight="bold" style:font-weight-asian="bold"/>
    </style:style>
    <style:style style:name="T47" style:parent-style-name="Maths" style:family="text">
      <style:text-properties fo:font-weight="bold" style:font-weight-asian="bold"/>
    </style:style>
    <style:style style:name="P48" style:parent-style-name="ListParagraph" style:list-style-name="LFO1" style:family="paragraph"/>
    <style:style style:name="P49" style:parent-style-name="ListParagraph" style:list-style-name="LFO1" style:family="paragraph"/>
    <style:style style:name="P50" style:parent-style-name="ListParagraph" style:list-style-name="LFO1" style:family="paragraph"/>
    <style:style style:name="P51" style:parent-style-name="ListParagraph" style:list-style-name="LFO1" style:family="paragraph"/>
    <style:style style:name="P52" style:parent-style-name="ListParagraph" style:list-style-name="LFO1" style:family="paragraph"/>
    <style:style style:name="P53" style:parent-style-name="ListParagraph" style:list-style-name="LFO1" style:family="paragraph"/>
    <style:style style:name="P54" style:parent-style-name="ListParagraph" style:list-style-name="LFO1" style:family="paragraph"/>
    <style:style style:name="P55" style:parent-style-name="ListParagraph" style:list-style-name="LFO1" style:family="paragraph"/>
    <style:style style:name="P56" style:parent-style-name="ListParagraph" style:list-style-name="LFO1" style:family="paragraph"/>
    <style:style style:name="T57" style:parent-style-name="Maths" style:family="text">
      <style:text-properties fo:font-weight="bold" style:font-weight-asian="bold"/>
    </style:style>
    <style:style style:name="T58" style:parent-style-name="Maths" style:family="text">
      <style:text-properties fo:font-weight="bold" style:font-weight-asian="bold"/>
    </style:style>
    <style:style style:name="T59" style:parent-style-name="Maths" style:family="text">
      <style:text-properties fo:font-weight="bold" style:font-weight-asian="bold"/>
    </style:style>
    <style:style style:name="T60" style:parent-style-name="Maths" style:family="text">
      <style:text-properties fo:font-weight="bold" style:font-weight-asian="bold"/>
    </style:style>
    <style:style style:name="P61" style:parent-style-name="ListParagraph" style:list-style-name="LFO1" style:family="paragraph"/>
    <style:style style:name="T62" style:parent-style-name="Maths" style:family="text">
      <style:text-properties fo:font-weight="bold" style:font-weight-asian="bold"/>
    </style:style>
    <style:style style:name="T63" style:parent-style-name="Maths" style:family="text">
      <style:text-properties fo:font-weight="bold" style:font-weight-asian="bold"/>
    </style:style>
    <style:style style:name="T64" style:parent-style-name="Maths" style:family="text">
      <style:text-properties fo:font-weight="bold" style:font-weight-asian="bold"/>
    </style:style>
    <style:style style:name="T65" style:parent-style-name="Maths" style:family="text">
      <style:text-properties fo:font-weight="bold" style:font-weight-asian="bold"/>
    </style:style>
    <style:style style:name="P66" style:parent-style-name="ListParagraph" style:list-style-name="LFO1" style:family="paragraph"/>
    <style:style style:name="P67" style:parent-style-name="ListParagraph" style:list-style-name="LFO1" style:family="paragraph"/>
    <style:style style:name="T68" style:parent-style-name="Maths" style:family="text">
      <style:text-properties fo:font-weight="bold" style:font-weight-asian="bold"/>
    </style:style>
    <style:style style:name="T69" style:parent-style-name="Maths" style:family="text">
      <style:text-properties fo:font-weight="bold" style:font-weight-asian="bold"/>
    </style:style>
    <style:style style:name="P70" style:parent-style-name="ListParagraph" style:list-style-name="LFO1" style:family="paragraph"/>
    <style:style style:name="T71" style:parent-style-name="Maths" style:family="text">
      <style:text-properties fo:font-weight="bold" style:font-weight-asian="bold"/>
    </style:style>
    <style:style style:name="T72" style:parent-style-name="Maths" style:family="text">
      <style:text-properties fo:font-weight="bold" style:font-weight-asian="bold"/>
    </style:style>
    <style:style style:name="P73" style:parent-style-name="ListParagraph" style:list-style-name="LFO1" style:family="paragraph"/>
    <style:style style:name="T74" style:parent-style-name="Maths" style:family="text">
      <style:text-properties fo:font-weight="bold" style:font-weight-asian="bold"/>
    </style:style>
    <style:style style:name="T75" style:parent-style-name="Maths" style:family="text">
      <style:text-properties fo:font-weight="bold" style:font-weight-asian="bold"/>
    </style:style>
    <style:style style:name="P76" style:parent-style-name="ListParagraph" style:list-style-name="LFO1" style:family="paragraph"/>
    <style:style style:name="P77" style:parent-style-name="Normal" style:family="paragraph">
      <style:paragraph-properties fo:text-align="center" fo:margin-left="0.25in">
        <style:tab-stops/>
      </style:paragraph-properties>
    </style:style>
    <style:style style:name="T78" style:parent-style-name="Maths" style:family="text">
      <style:text-properties fo:font-weight="bold" style:font-weight-asian="bold" fo:font-size="12pt" style:font-size-asian="12pt" style:font-size-complex="12pt"/>
    </style:style>
    <style:style style:name="T79" style:parent-style-name="Maths" style:family="text">
      <style:text-properties style:text-position="sub 63.6%"/>
    </style:style>
    <style:style style:name="T80" style:parent-style-name="Maths" style:family="text">
      <style:text-properties style:text-position="sub 63.6%"/>
    </style:style>
    <style:style style:name="T81" style:parent-style-name="Maths" style:family="text">
      <style:text-properties style:text-position="sub 63.6%"/>
    </style:style>
    <style:style style:name="T82" style:parent-style-name="Maths" style:family="text">
      <style:text-properties style:text-position="sub 63.6%"/>
    </style:style>
    <style:style style:name="P83" style:parent-style-name="ListParagraph" style:family="paragraph">
      <style:paragraph-properties fo:text-align="center"/>
    </style:style>
    <style:style style:name="T84" style:parent-style-name="Maths" style:family="text">
      <style:text-properties fo:font-weight="bold" style:font-weight-asian="bold" fo:font-size="12pt" style:font-size-asian="12pt" style:font-size-complex="12pt"/>
    </style:style>
    <style:style style:name="P85" style:parent-style-name="ListParagraph" style:list-style-name="LFO1" style:family="paragraph"/>
    <style:style style:name="P86" style:parent-style-name="ListParagraph" style:list-style-name="LFO1" style:family="paragraph"/>
    <style:style style:name="P87" style:parent-style-name="ListParagraph" style:list-style-name="LFO1" style:family="paragraph"/>
    <style:style style:name="P88" style:parent-style-name="ListParagraph" style:list-style-name="LFO1" style:family="paragraph"/>
    <style:style style:name="P89" style:parent-style-name="ListParagraph" style:list-style-name="LFO1" style:family="paragraph"/>
    <style:style style:name="P90" style:parent-style-name="Normal" style:family="paragraph">
      <style:paragraph-properties fo:margin-left="0.5in">
        <style:tab-stops/>
      </style:paragraph-properties>
    </style:style>
    <style:style style:name="P91" style:parent-style-name="ListParagraph" style:list-style-name="LFO1" style:family="paragraph"/>
    <style:style style:name="T92" style:parent-style-name="Maths" style:family="text">
      <style:text-properties fo:font-weight="bold" style:font-weight-asian="bold"/>
    </style:style>
    <style:style style:name="T93" style:parent-style-name="Maths" style:family="text">
      <style:text-properties fo:font-weight="bold" style:font-weight-asian="bold"/>
    </style:style>
    <style:style style:name="P94" style:parent-style-name="ListParagraph" style:list-style-name="LFO1" style:family="paragraph"/>
    <style:style style:name="T95" style:parent-style-name="Maths" style:family="text">
      <style:text-properties fo:font-weight="bold" style:font-weight-asian="bold"/>
    </style:style>
    <style:style style:name="P96" style:parent-style-name="ListParagraph" style:list-style-name="LFO1" style:family="paragraph"/>
    <style:style style:name="T97" style:parent-style-name="Maths" style:family="text">
      <style:text-properties fo:font-weight="bold" style:font-weight-asian="bold"/>
    </style:style>
    <style:style style:name="T98" style:parent-style-name="Maths" style:family="text">
      <style:text-properties fo:font-weight="bold" style:font-weight-asian="bold"/>
    </style:style>
    <style:style style:name="T99" style:parent-style-name="Maths" style:family="text">
      <style:text-properties fo:font-weight="bold" style:font-weight-asian="bold"/>
    </style:style>
    <style:style style:name="P100" style:parent-style-name="ListParagraph" style:list-style-name="LFO1" style:family="paragraph"/>
    <style:style style:name="T101" style:parent-style-name="Maths" style:family="text">
      <style:text-properties fo:font-weight="bold" style:font-weight-asian="bold"/>
    </style:style>
    <style:style style:name="P102" style:parent-style-name="ListParagraph" style:list-style-name="LFO1" style:family="paragraph"/>
    <style:style style:name="T103" style:parent-style-name="Maths" style:family="text">
      <style:text-properties fo:font-weight="bold" style:font-weight-asian="bold"/>
    </style:style>
    <style:style style:name="P104" style:parent-style-name="ListParagraph" style:list-style-name="LFO1" style:family="paragraph"/>
    <style:style style:name="T105" style:parent-style-name="Maths" style:family="text">
      <style:text-properties fo:font-weight="bold" style:font-weight-asian="bold"/>
    </style:style>
    <style:style style:name="P106" style:parent-style-name="ListParagraph" style:list-style-name="LFO1" style:family="paragraph"/>
    <style:style style:name="T107" style:parent-style-name="Maths" style:family="text">
      <style:text-properties fo:font-weight="bold" style:font-weight-asian="bold"/>
    </style:style>
    <style:style style:name="P108" style:parent-style-name="ListParagraph" style:list-style-name="LFO1" style:family="paragraph"/>
    <style:style style:name="T109" style:parent-style-name="Maths" style:family="text">
      <style:text-properties fo:font-weight="bold" style:font-weight-asian="bold"/>
    </style:style>
    <style:style style:name="P110" style:parent-style-name="ListParagraph" style:list-style-name="LFO1" style:family="paragraph"/>
    <style:style style:name="T111" style:parent-style-name="Maths" style:family="text">
      <style:text-properties fo:font-weight="bold" style:font-weight-asian="bold"/>
    </style:style>
    <style:style style:name="P112" style:parent-style-name="ListParagraph" style:list-style-name="LFO1" style:family="paragraph"/>
    <style:style style:name="T113" style:parent-style-name="Maths" style:family="text">
      <style:text-properties fo:font-weight="bold" style:font-weight-asian="bold"/>
    </style:style>
    <style:style style:name="P114" style:parent-style-name="ListParagraph" style:list-style-name="LFO1" style:family="paragraph"/>
    <style:style style:name="T115" style:parent-style-name="DefaultParagraphFont" style:family="text">
      <style:text-properties style:font-name-complex="Calibri"/>
    </style:style>
    <style:style style:name="T116" style:parent-style-name="Maths" style:family="text">
      <style:text-properties style:text-position="super 63.6%"/>
    </style:style>
    <style:style style:name="T117" style:parent-style-name="Maths" style:family="text">
      <style:text-properties style:text-position="sub 63.6%"/>
    </style:style>
    <style:style style:name="T118" style:parent-style-name="DefaultParagraphFont" style:family="text">
      <style:text-properties style:font-name-complex="Calibri"/>
    </style:style>
    <style:style style:name="P119" style:parent-style-name="ListParagraph" style:list-style-name="LFO1" style:family="paragraph"/>
    <style:style style:name="T120" style:parent-style-name="DefaultParagraphFont" style:family="text">
      <style:text-properties style:font-name-complex="Calibri"/>
    </style:style>
    <style:style style:name="T121" style:parent-style-name="DefaultParagraphFont" style:family="text">
      <style:text-properties style:font-name-complex="Calibri"/>
    </style:style>
    <style:style style:name="T122" style:parent-style-name="Maths" style:family="text">
      <style:text-properties fo:font-weight="bold" style:font-weight-asian="bold"/>
    </style:style>
    <style:style style:name="T123" style:parent-style-name="DefaultParagraphFont" style:family="text">
      <style:text-properties style:font-name-complex="Calibri"/>
    </style:style>
    <style:style style:name="P124" style:parent-style-name="ListParagraph" style:list-style-name="LFO1" style:family="paragraph"/>
    <style:style style:name="T125" style:parent-style-name="DefaultParagraphFont" style:family="text">
      <style:text-properties style:font-name-complex="Calibri"/>
    </style:style>
    <style:style style:name="T126" style:parent-style-name="Maths" style:family="text">
      <style:text-properties fo:font-weight="bold" style:font-weight-asian="bold"/>
    </style:style>
    <style:style style:name="T127" style:parent-style-name="DefaultParagraphFont" style:family="text">
      <style:text-properties style:font-name-complex="Calibri"/>
    </style:style>
    <style:style style:name="T128" style:parent-style-name="Maths" style:family="text">
      <style:text-properties fo:font-weight="bold" style:font-weight-asian="bold"/>
    </style:style>
    <style:style style:name="T129" style:parent-style-name="DefaultParagraphFont" style:family="text">
      <style:text-properties style:font-name-complex="Calibri"/>
    </style:style>
    <style:style style:name="P130" style:parent-style-name="ListParagraph" style:list-style-name="LFO1" style:family="paragraph"/>
    <style:style style:name="T131" style:parent-style-name="DefaultParagraphFont" style:family="text">
      <style:text-properties style:font-name-complex="Calibri"/>
    </style:style>
    <style:style style:name="T132" style:parent-style-name="DefaultParagraphFont" style:family="text">
      <style:text-properties style:font-name-complex="Calibri"/>
    </style:style>
    <style:style style:name="P13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134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T135" style:parent-style-name="DefaultParagraphFont" style:family="text">
      <style:text-properties fo:font-style="italic" style:font-style-asian="italic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  <style:style style:family="graphic" style:name="a30">
      <style:graphic-properties style:vertical-pos="middle"/>
    </style:style>
    <style:style style:family="graphic" style:name="a31">
      <style:graphic-properties style:vertical-pos="middle"/>
    </style:style>
    <style:style style:family="graphic" style:name="a32">
      <style:graphic-properties style:vertical-pos="middle"/>
    </style:style>
    <style:style style:family="graphic" style:name="a33">
      <style:graphic-properties style:vertical-pos="middle"/>
    </style:style>
  </office:automatic-styles>
  <office:body>
    <office:text text:use-soft-page-breaks="true">
      <text:p text:style-name="P1">COMP270 –<text:s/>Vector Revision</text:p>
      <text:p text:style-name="Normal">Answer the following questions on 2D vectors using pen(cil) and (graph) paper.</text:p>
      <text:p text:style-name="Normal">Pro tip: show your working – diagrams can be helpful!<text:s/></text:p>
      <text:list text:style-name="LFO1" text:continue-numbering="true">
        <text:list-item>
          <text:p text:style-name="P2">State whether the following assertions are true or false (and if false,<text:s/>explain why):</text:p>
          <text:list text:continue-numbering="true">
            <text:list-item>
              <text:p text:style-name="P3">The vector from<text:s/><text:span text:style-name="Maths">(1, 2)</text:span><text:s/>to<text:s/><text:span text:style-name="Maths">(3, 5)</text:span><text:s/>is the same as the vector from<text:s/><text:span text:style-name="Maths">(99, -100)</text:span><text:s/>to<text:s/><text:span text:style-name="Maths">(101, -97).</text:span></text:p>
            </text:list-item>
            <text:list-item>
              <text:p text:style-name="P4">The vector from<text:s/><text:span text:style-name="Maths">(-1, -2)</text:span><text:s/>to<text:s/><text:span text:style-name="Maths">(-3, -5)</text:span><text:s/>is the same as the vector from<text:span text:style-name="Maths"><text:s/>(-99, -100)</text:span><text:s/>to<text:s/><text:span text:style-name="Maths">(-101, -97).</text:span></text:p>
            </text:list-item>
            <text:list-item>
              <text:p text:style-name="P5">The size of a vector in a diagram doesn’t matter; we just need to draw it in the right place.</text:p>
            </text:list-item>
            <text:list-item>
              <text:p text:style-name="P6">The displacement expressed by a vector can be visualised as a sequence of axially aligned displacements.</text:p>
            </text:list-item>
            <text:list-item>
              <text:p text:style-name="P7">These axially aligned displacements must occur in a specific order.</text:p>
            </text:list-item>
            <text:list-item>
              <text:p text:style-name="P8">The vector<text:s/><draw:frame draw:style-name="a0" text:anchor-type="as-char" svg:x="0in" svg:y="0in" svg:width="0.24167in" svg:height="0.35in" style:rel-width="scale" style:rel-height="scale"><draw:object xlink:href="Object 1/" xlink:type="simple" xlink:show="embed" xlink:actuate="onLoad"/></draw:frame><text:s/>gives the displacement from the point<text:s/><text:span text:style-name="Maths">(x, y)</text:span><text:s/>to the origin.</text:p>
            </text:list-item>
          </text:list>
        </text:list-item>
        <text:list-item>
          <text:p text:style-name="P9">Let<text:s/><text:span text:style-name="T10">a</text:span><text:s/>=<text:s/><draw:frame draw:style-name="a1" text:anchor-type="as-char" svg:x="0in" svg:y="0in" svg:width="0.23333in" svg:height="0.35in" style:rel-width="scale" style:rel-height="scale"><draw:object xlink:href="Object 2/" xlink:type="simple" xlink:show="embed" xlink:actuate="onLoad"/></draw:frame><text:s/>and<text:s/><text:span text:style-name="T11">b</text:span><text:s/>=<text:s/><draw:frame draw:style-name="a2" text:anchor-type="as-char" svg:x="0in" svg:y="0in" svg:width="0.35in" svg:height="0.35in" style:rel-width="scale" style:rel-height="scale"><draw:object xlink:href="Object 3/" xlink:type="simple" xlink:show="embed" xlink:actuate="onLoad"/></draw:frame>. Draw the following:</text:p>
        </text:list-item>
      </text:list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list text:style-name="LFO1" text:continue-numbering="true">
              <text:list-item>
                <text:list>
                  <text:list-item>
                    <text:p text:style-name="P17"><text:span text:style-name="T18">a</text:span></text:p>
                  </text:list-item>
                </text:list>
              </text:list-item>
            </text:list>
          </table:table-cell>
          <table:table-cell table:style-name="TableCell19">
            <text:p text:style-name="P20">e. <text:s text:c="2"/><text:span text:style-name="T21">a</text:span><text:span text:style-name="Maths"><text:s/>+<text:s/></text:span><text:span text:style-name="T22">b</text:span></text:p>
          </table:table-cell>
        </table:table-row>
        <table:table-row table:style-name="TableRow23">
          <table:table-cell table:style-name="TableCell24">
            <text:list text:style-name="LFO1" text:continue-numbering="true">
              <text:list-item>
                <text:list>
                  <text:list-item>
                    <text:p text:style-name="P25"><text:span text:style-name="T26">b</text:span></text:p>
                  </text:list-item>
                </text:list>
              </text:list-item>
            </text:list>
          </table:table-cell>
          <table:table-cell table:style-name="TableCell27">
            <text:p text:style-name="P28">f. <text:s text:c="3"/><text:span text:style-name="T29">a</text:span><text:span text:style-name="Maths"><text:s/>-<text:s/></text:span><text:span text:style-name="T30">b</text:span></text:p>
          </table:table-cell>
        </table:table-row>
        <table:table-row table:style-name="TableRow31">
          <table:table-cell table:style-name="TableCell32">
            <text:list text:style-name="LFO1" text:continue-numbering="true">
              <text:list-item>
                <text:list>
                  <text:list-item>
                    <text:p text:style-name="P33"><text:span text:style-name="Maths"><text:s text:c="2"/>2</text:span><text:span text:style-name="T34">a</text:span></text:p>
                  </text:list-item>
                </text:list>
              </text:list-item>
            </text:list>
          </table:table-cell>
          <table:table-cell table:style-name="TableCell35">
            <text:p text:style-name="P36">g. <text:s text:c="2"/><draw:frame draw:style-name="a3" text:anchor-type="as-char" svg:x="0in" svg:y="0in" svg:width="0.08333in" svg:height="0.34167in" style:rel-width="scale" style:rel-height="scale"><draw:object xlink:href="Object 4/" xlink:type="simple" xlink:show="embed" xlink:actuate="onLoad"/></draw:frame><text:span text:style-name="T37">a</text:span><text:span text:style-name="Maths"><text:s/>+ 2</text:span><text:span text:style-name="T38">b</text:span></text:p>
            <text:p text:style-name="P39"/>
          </table:table-cell>
        </table:table-row>
        <table:table-row table:style-name="TableRow40">
          <table:table-cell table:style-name="TableCell41">
            <text:list text:style-name="LFO1" text:continue-numbering="true">
              <text:list-item>
                <text:list>
                  <text:list-item>
                    <text:p text:style-name="P42">-<draw:frame draw:style-name="a4" text:anchor-type="as-char" svg:x="0in" svg:y="0in" svg:width="0.08333in" svg:height="0.34167in" style:rel-width="scale" style:rel-height="scale"><draw:object xlink:href="Object 5/" xlink:type="simple" xlink:show="embed" xlink:actuate="onLoad"/></draw:frame><text:span text:style-name="T43">b</text:span></text:p>
                  </text:list-item>
                </text:list>
              </text:list-item>
            </text:list>
          </table:table-cell>
          <table:table-cell table:style-name="TableCell44">
            <text:p text:style-name="P45">h. <text:s text:c="2"/><text:span text:style-name="Maths">-2</text:span><text:span text:style-name="T46">a</text:span><text:s/>-<text:s/><draw:frame draw:style-name="a5" text:anchor-type="as-char" svg:x="0in" svg:y="0in" svg:width="0.08333in" svg:height="0.34167in" style:rel-width="scale" style:rel-height="scale"><draw:object xlink:href="Object 6/" xlink:type="simple" xlink:show="embed" xlink:actuate="onLoad"/></draw:frame><text:span text:style-name="T47">b</text:span></text:p>
          </table:table-cell>
        </table:table-row>
      </table:table>
      <text:list text:style-name="LFO1" text:continue-numbering="true">
        <text:list-item>
          <text:p text:style-name="P48">Evaluate the following expressions:</text:p>
          <text:list text:continue-numbering="true">
            <text:list-item>
              <text:p text:style-name="P49">2<draw:frame draw:style-name="a6" text:anchor-type="as-char" svg:x="0in" svg:y="0in" svg:width="0.35in" svg:height="0.35in" style:rel-width="scale" style:rel-height="scale"><draw:object xlink:href="Object 7/" xlink:type="simple" xlink:show="embed" xlink:actuate="onLoad"/></draw:frame></text:p>
            </text:list-item>
            <text:list-item>
              <text:p text:style-name="P50"><draw:frame draw:style-name="a7" text:anchor-type="as-char" svg:x="0in" svg:y="0in" svg:width="0.34167in" svg:height="0.35in" style:rel-width="scale" style:rel-height="scale"><draw:object xlink:href="Object 8/" xlink:type="simple" xlink:show="embed" xlink:actuate="onLoad"/></draw:frame></text:p>
            </text:list-item>
            <text:list-item>
              <text:p text:style-name="P51"><draw:frame draw:style-name="a8" text:anchor-type="as-char" svg:x="0in" svg:y="0in" svg:width="0.49167in" svg:height="0.35in" style:rel-width="scale" style:rel-height="scale"><draw:object xlink:href="Object 9/" xlink:type="simple" xlink:show="embed" xlink:actuate="onLoad"/></draw:frame></text:p>
            </text:list-item>
            <text:list-item>
              <text:p text:style-name="P52"><draw:frame draw:style-name="a9" text:anchor-type="as-char" svg:x="0in" svg:y="0in" svg:width="0.6in" svg:height="0.35in" style:rel-width="scale" style:rel-height="scale"><draw:object xlink:href="Object 10/" xlink:type="simple" xlink:show="embed" xlink:actuate="onLoad"/></draw:frame></text:p>
            </text:list-item>
            <text:list-item>
              <text:p text:style-name="P53"><draw:frame draw:style-name="a10" text:anchor-type="as-char" svg:x="0in" svg:y="0in" svg:width="1.35833in" svg:height="0.35in" style:rel-width="scale" style:rel-height="scale"><draw:object xlink:href="Object 11/" xlink:type="simple" xlink:show="embed" xlink:actuate="onLoad"/></draw:frame></text:p>
            </text:list-item>
            <text:list-item>
              <text:p text:style-name="P54"><draw:frame draw:style-name="a11" text:anchor-type="as-char" svg:x="0in" svg:y="0in" svg:width="1.475in" svg:height="0.59167in" style:rel-width="scale" style:rel-height="scale"><draw:object xlink:href="Object 12/" xlink:type="simple" xlink:show="embed" xlink:actuate="onLoad"/></draw:frame></text:p>
            </text:list-item>
          </text:list>
        </text:list-item>
        <text:list-item>
          <text:p text:style-name="P55">Write the end points of the following vectors (relative to the origin) in row<text:s/>format:</text:p>
          <text:list text:continue-numbering="true">
            <text:list-item>
              <text:p text:style-name="P56"><text:span text:style-name="T57">a</text:span><text:span text:style-name="Maths"><text:s/>+<text:s/></text:span><text:span text:style-name="T58">b</text:span>, where<text:s/><text:span text:style-name="T59">a</text:span><text:s/>=<text:s/><draw:frame draw:style-name="a12" text:anchor-type="as-char" svg:x="0in" svg:y="0in" svg:width="0.35in" svg:height="0.35in" style:rel-width="scale" style:rel-height="scale"><draw:object xlink:href="Object 13/" xlink:type="simple" xlink:show="embed" xlink:actuate="onLoad"/></draw:frame><text:s/>and<text:s/><text:span text:style-name="T60">b</text:span><text:s/>=<text:s/><draw:frame draw:style-name="a13" text:anchor-type="as-char" svg:x="0in" svg:y="0in" svg:width="0.35in" svg:height="0.35in" style:rel-width="scale" style:rel-height="scale"><draw:object xlink:href="Object 14/" xlink:type="simple" xlink:show="embed" xlink:actuate="onLoad"/></draw:frame><text:s/>describe displacements from the origin.</text:p>
            </text:list-item>
            <text:list-item>
              <text:p text:style-name="P61"><text:span text:style-name="T62">a</text:span><text:span text:style-name="Maths"><text:s/>–<text:s/></text:span><text:span text:style-name="T63">b</text:span>, where<text:s/><text:span text:style-name="T64">a</text:span><text:s/>=<text:s/><draw:frame draw:style-name="a14" text:anchor-type="as-char" svg:x="0in" svg:y="0in" svg:width="0.35in" svg:height="0.35in" style:rel-width="scale" style:rel-height="scale"><draw:object xlink:href="Object 15/" xlink:type="simple" xlink:show="embed" xlink:actuate="onLoad"/></draw:frame><text:s/>and<text:s/><text:span text:style-name="T65">b</text:span><text:s/>=<text:s/><draw:frame draw:style-name="a15" text:anchor-type="as-char" svg:x="0in" svg:y="0in" svg:width="0.35in" svg:height="0.35in" style:rel-width="scale" style:rel-height="scale"><draw:object xlink:href="Object 16/" xlink:type="simple" xlink:show="embed" xlink:actuate="onLoad"/></draw:frame><text:s/>describe displacements from the point<text:s/><text:span text:style-name="Maths">(-1, -1)</text:span>.</text:p>
            </text:list-item>
            <text:list-item>
              <text:p text:style-name="P66">The vector with length 5, starting at<text:s/><text:span text:style-name="Maths">(1, 2)</text:span><text:s/>and with direction pointing towards<text:s/><text:span text:style-name="Maths">(7, 10)</text:span>.</text:p>
            </text:list-item>
          </text:list>
        </text:list-item>
        <text:list-item>
          <text:p text:style-name="P67">Find the<text:s/>angles between the following pairs of vectors<text:s/><text:span text:style-name="T68">a</text:span><text:s/>and<text:s/><text:span text:style-name="T69">b</text:span><text:s/>using trigonometry/`<text:span text:style-name="Maths">SOHCAHTOA’</text:span>:</text:p>
          <text:list text:continue-numbering="true">
            <text:list-item>
              <text:p text:style-name="P70"><text:span text:style-name="T71">a</text:span><text:s/>=<text:s/><draw:frame draw:style-name="a16" text:anchor-type="as-char" svg:x="0in" svg:y="0in" svg:width="0.33333in" svg:height="0.35833in" style:rel-width="scale" style:rel-height="scale"><draw:object xlink:href="Object 17/" xlink:type="simple" xlink:show="embed" xlink:actuate="onLoad"/></draw:frame><text:s/>and<text:s/><text:span text:style-name="T72">b</text:span><text:s/>=<text:s/><draw:frame draw:style-name="a17" text:anchor-type="as-char" svg:x="0in" svg:y="0in" svg:width="0.33333in" svg:height="0.35in" style:rel-width="scale" style:rel-height="scale"><draw:object xlink:href="Object 18/" xlink:type="simple" xlink:show="embed" xlink:actuate="onLoad"/></draw:frame></text:p>
            </text:list-item>
            <text:list-item>
              <text:p text:style-name="P73"><text:span text:style-name="T74">a</text:span><text:s/>=<text:s/><draw:frame draw:style-name="a18" text:anchor-type="as-char" svg:x="0in" svg:y="0in" svg:width="0.23333in" svg:height="0.35in" style:rel-width="scale" style:rel-height="scale"><draw:object xlink:href="Object 19/" xlink:type="simple" xlink:show="embed" xlink:actuate="onLoad"/></draw:frame><text:s/>and<text:s/><text:span text:style-name="T75">b</text:span><text:s/>=<text:s/><draw:frame draw:style-name="a19" text:anchor-type="as-char" svg:x="0in" svg:y="0in" svg:width="0.35in" svg:height="0.35in" style:rel-width="scale" style:rel-height="scale"><draw:object xlink:href="Object 20/" xlink:type="simple" xlink:show="embed" xlink:actuate="onLoad"/></draw:frame><text:line-break/><text:line-break/></text:p>
            </text:list-item>
          </text:list>
        </text:list-item>
        <text:list-item>
          <text:p text:style-name="P76">For each pair of vectors in question 5, evaluate their dot product using the algebraic definition</text:p>
        </text:list-item>
      </text:list>
      <text:p text:style-name="P77"><text:span text:style-name="T78">a∙b</text:span><text:span text:style-name="Maths"><text:s/></text:span>=<text:span text:style-name="Maths"><text:s/>a</text:span><text:span text:style-name="T79">x</text:span><text:span text:style-name="Maths">b</text:span><text:span text:style-name="T80">x</text:span><text:span text:style-name="Maths"><text:s/>+ a</text:span><text:span text:style-name="T81">y</text:span><text:span text:style-name="Maths">b</text:span><text:span text:style-name="T82">y</text:span></text:p>
      <text:p text:style-name="ListParagraph">and check the result against your answers to question 5 using the identity</text:p>
      <text:p text:style-name="P83"><text:span text:style-name="T84">a∙b</text:span><text:s/>=<text:s/><draw:frame draw:style-name="a20" text:anchor-type="as-char" svg:x="0in" svg:y="0in" svg:width="0.84167in" svg:height="0.18333in" style:rel-width="scale" style:rel-height="scale"><draw:object xlink:href="Object 21/" xlink:type="simple" xlink:show="embed" xlink:actuate="onLoad"/></draw:frame></text:p>
      <text:list text:style-name="LFO1" text:continue-numbering="true">
        <text:list-item>
          <text:p text:style-name="P85">Write down any two vectors that are (i) parallel and (ii) perpendicular to:</text:p>
          <text:list text:continue-numbering="true">
            <text:list-item>
              <text:p text:style-name="P86"><draw:frame draw:style-name="a21" text:anchor-type="as-char" svg:x="0in" svg:y="0in" svg:width="0.23333in" svg:height="0.35in" style:rel-width="scale" style:rel-height="scale"><draw:object xlink:href="Object 22/" xlink:type="simple" xlink:show="embed" xlink:actuate="onLoad"/></draw:frame></text:p>
            </text:list-item>
            <text:list-item>
              <text:p text:style-name="P87"><draw:frame draw:style-name="a22" text:anchor-type="as-char" svg:x="0in" svg:y="0in" svg:width="0.35in" svg:height="0.35in" style:rel-width="scale" style:rel-height="scale"><draw:object xlink:href="Object 23/" xlink:type="simple" xlink:show="embed" xlink:actuate="onLoad"/></draw:frame></text:p>
            </text:list-item>
            <text:list-item>
              <text:p text:style-name="P88"><draw:frame draw:style-name="a23" text:anchor-type="as-char" svg:x="0in" svg:y="0in" svg:width="0.23333in" svg:height="0.35in" style:rel-width="scale" style:rel-height="scale"><draw:object xlink:href="Object 24/" xlink:type="simple" xlink:show="embed" xlink:actuate="onLoad"/></draw:frame></text:p>
            </text:list-item>
            <text:list-item>
              <text:p text:style-name="P89"><draw:frame draw:style-name="a24" text:anchor-type="as-char" svg:x="0in" svg:y="0in" svg:width="0.23333in" svg:height="0.35in" style:rel-width="scale" style:rel-height="scale"><draw:object xlink:href="Object 25/" xlink:type="simple" xlink:show="embed" xlink:actuate="onLoad"/></draw:frame></text:p>
            </text:list-item>
          </text:list>
        </text:list-item>
      </text:list>
      <text:p text:style-name="P90">Verify that your answers are correct using the dot product.</text:p>
      <text:list text:style-name="LFO1" text:continue-numbering="true">
        <text:list-item>
          <text:p text:style-name="P91">An NPC is standing at location<text:s/><text:span text:style-name="T92">p</text:span><text:s/>with a forward direction<text:s/>of<text:s/><text:span text:style-name="T93">v</text:span>.</text:p>
          <text:list text:continue-numbering="true">
            <text:list-item>
              <text:p text:style-name="P94">How can the dot product be used to determine whether the point<text:s/><text:span text:style-name="T95">x</text:span><text:s/>is in front of or behind the NPC?</text:p>
            </text:list-item>
            <text:list-item>
              <text:p text:style-name="P96">Let<text:s/><text:span text:style-name="T97">p</text:span><text:s/>=<text:s/><draw:frame draw:style-name="a25" text:anchor-type="as-char" svg:x="0in" svg:y="0in" svg:width="0.35in" svg:height="0.35in" style:rel-width="scale" style:rel-height="scale"><draw:object xlink:href="Object 26/" xlink:type="simple" xlink:show="embed" xlink:actuate="onLoad"/></draw:frame><text:s/>and v =<text:s/><draw:frame draw:style-name="a26" text:anchor-type="as-char" svg:x="0in" svg:y="0in" svg:width="0.35in" svg:height="0.35in" style:rel-width="scale" style:rel-height="scale"><draw:object xlink:href="Object 27/" xlink:type="simple" xlink:show="embed" xlink:actuate="onLoad"/></draw:frame>. For each of the following points<text:s/><text:span text:style-name="T98">x</text:span>, determine whether<text:s/><text:span text:style-name="T99">x</text:span><text:s/>is in front of or behind the NPC:</text:p>
              <text:list text:continue-numbering="true">
                <text:list-item>
                  <text:p text:style-name="P100"><text:span text:style-name="T101">x</text:span><text:s/>=<text:s/><draw:frame draw:style-name="a27" text:anchor-type="as-char" svg:x="0in" svg:y="0in" svg:width="0.23333in" svg:height="0.35in" style:rel-width="scale" style:rel-height="scale"><draw:object xlink:href="Object 28/" xlink:type="simple" xlink:show="embed" xlink:actuate="onLoad"/></draw:frame></text:p>
                </text:list-item>
                <text:list-item>
                  <text:p text:style-name="P102"><text:span text:style-name="T103">x</text:span><text:s/>=<text:s/><draw:frame draw:style-name="a28" text:anchor-type="as-char" svg:x="0in" svg:y="0in" svg:width="0.23333in" svg:height="0.35in" style:rel-width="scale" style:rel-height="scale"><draw:object xlink:href="Object 29/" xlink:type="simple" xlink:show="embed" xlink:actuate="onLoad"/></draw:frame></text:p>
                </text:list-item>
                <text:list-item>
                  <text:p text:style-name="P104"><text:span text:style-name="T105">x</text:span><text:s/>=<text:s/><draw:frame draw:style-name="a29" text:anchor-type="as-char" svg:x="0in" svg:y="0in" svg:width="0.35in" svg:height="0.35in" style:rel-width="scale" style:rel-height="scale"><draw:object xlink:href="Object 30/" xlink:type="simple" xlink:show="embed" xlink:actuate="onLoad"/></draw:frame></text:p>
                </text:list-item>
                <text:list-item>
                  <text:p text:style-name="P106"><text:span text:style-name="T107">x</text:span><text:s/>=<text:s/><draw:frame draw:style-name="a30" text:anchor-type="as-char" svg:x="0in" svg:y="0in" svg:width="0.35in" svg:height="0.35in" style:rel-width="scale" style:rel-height="scale"><draw:object xlink:href="Object 31/" xlink:type="simple" xlink:show="embed" xlink:actuate="onLoad"/></draw:frame></text:p>
                </text:list-item>
                <text:list-item>
                  <text:p text:style-name="P108"><text:span text:style-name="T109">x</text:span><text:s/>=<text:s/><draw:frame draw:style-name="a31" text:anchor-type="as-char" svg:x="0in" svg:y="0in" svg:width="0.23333in" svg:height="0.35in" style:rel-width="scale" style:rel-height="scale"><draw:object xlink:href="Object 32/" xlink:type="simple" xlink:show="embed" xlink:actuate="onLoad"/></draw:frame></text:p>
                </text:list-item>
                <text:list-item>
                  <text:p text:style-name="P110"><text:span text:style-name="T111">x</text:span><text:s/>=<text:s/><draw:frame draw:style-name="a32" text:anchor-type="as-char" svg:x="0in" svg:y="0in" svg:width="0.35in" svg:height="0.35in" style:rel-width="scale" style:rel-height="scale"><draw:object xlink:href="Object 33/" xlink:type="simple" xlink:show="embed" xlink:actuate="onLoad"/></draw:frame></text:p>
                </text:list-item>
                <text:list-item>
                  <text:p text:style-name="P112"><text:span text:style-name="T113">x</text:span><text:s/>=<text:s/><draw:frame draw:style-name="a33" text:anchor-type="as-char" svg:x="0in" svg:y="0in" svg:width="0.46667in" svg:height="0.35in" style:rel-width="scale" style:rel-height="scale"><draw:object xlink:href="Object 34/" xlink:type="simple" xlink:show="embed" xlink:actuate="onLoad"/></draw:frame></text:p>
                </text:list-item>
              </text:list>
            </text:list-item>
          </text:list>
        </text:list-item>
        <text:list-item>
          <text:p text:style-name="P114">Extending the concept from question 8, consider the case where the NPC has a limited field of view (FOV). If the total FOV angle is<text:s/><text:span text:style-name="Maths">Φ</text:span><text:span text:style-name="T115">, then the NPC can see to the left of the right of its forward direction by a maximum angle of<text:s/></text:span><text:span text:style-name="T116">Φ</text:span><text:span text:style-name="Maths">/</text:span><text:span text:style-name="T117">2</text:span><text:span text:style-name="T118">.</text:span></text:p>
          <text:list text:continue-numbering="true">
            <text:list-item>
              <text:p text:style-name="P119"><text:span text:style-name="T120">How can the dot product</text:span><text:span text:style-name="T121"><text:s/>be used to determine whether the point<text:s/></text:span><text:span text:style-name="T122">x</text:span><text:span text:style-name="T123"><text:s/>is visible to the NPC?</text:span></text:p>
            </text:list-item>
            <text:list-item>
              <text:p text:style-name="P124"><text:span text:style-name="T125">For each of the points<text:s/></text:span><text:span text:style-name="T126">x</text:span><text:span text:style-name="T127"><text:s/>in question 8, determine whether<text:s/></text:span><text:span text:style-name="T128">x</text:span><text:span text:style-name="T129"><text:s/>is visible to the NPC if its FOV is 90°.</text:span></text:p>
            </text:list-item>
            <text:list-item>
              <text:p text:style-name="P130"><text:span text:style-name="T131">Suppose that the NPC’s viewing distance is also limited to a maximum distance of 7 units.<text:s/></text:span><text:span text:style-name="T132">Which points are visible to the NPC then?</text:span></text:p>
            </text:list-item>
          </text:list>
        </text:list-item>
      </text:list>
      <text:p text:style-name="P133"/>
      <text:p text:style-name="P134">Reference/Further reading:</text:p>
      <text:p text:style-name="Normal"><text:span text:style-name="T135">3D Math Primer for Graphics and Game Development</text:span>, Fletcher Dunn and Ian Parberry, CRC Pres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Maths" style:display-name="Maths" style:family="text" style:parent-style-name="DefaultParagraphFont">
      <style:text-properties style:font-name="Times New Roman" fo:font-style="normal" style:font-style-asian="normal"/>
    </style:style>
    <style:style style:name="Quote" style:display-name="Quote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5909in" fo:margin-bottom="0.7875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ergel, Kate</meta:initial-creator>
    <dc:creator>Bergel, Kate</dc:creator>
    <meta:creation-date>2019-09-25T13:54:00Z</meta:creation-date>
    <dc:date>2019-09-30T11:37:00Z</dc:date>
    <meta:print-date>2019-09-30T11:36:00Z</meta:print-date>
    <meta:template xlink:href="Normal.dotm" xlink:type="simple"/>
    <meta:editing-cycles>39</meta:editing-cycles>
    <meta:editing-duration>PT59820S</meta:editing-duration>
    <meta:document-statistic meta:page-count="2" meta:paragraph-count="6" meta:word-count="449" meta:character-count="3006" meta:row-count="21" meta:non-whitespace-character-count="2563"/>
  </office:meta>
</office:document-meta>
</file>

<file path=Object 1/content.xml><?xml version="1.0" encoding="utf-8"?>
<mml:math xmlns:mml="http://www.w3.org/1998/Math/MathML" xmlns:m="http://schemas.openxmlformats.org/officeDocument/2006/math">
  <mml:mfenced separators="|">
    <mml:mrow>
      <mml:mfrac linethickness="0pt">
        <mml:mrow>
          <mml:mi>x</mml:mi>
        </mml:mrow>
        <mml:mrow>
          <mml:mi>y</mml:mi>
        </mml:mrow>
      </mml:mfrac>
    </mml:mrow>
  </mml:mfenced>
</mml:math>
</file>

<file path=Object 10/content.xml><?xml version="1.0" encoding="utf-8"?>
<mml:math xmlns:mml="http://www.w3.org/1998/Math/MathML" xmlns:m="http://schemas.openxmlformats.org/officeDocument/2006/math">
  <mml:mfenced open="‖" close="‖" separators="|">
    <mml:mrow>
      <mml:mfenced separators="|">
        <mml:mrow>
          <mml:mfrac linethickness="0pt">
            <mml:mrow>
              <mml:mo>-</mml:mo>
              <mml:mn>12</mml:mn>
            </mml:mrow>
            <mml:mrow>
              <mml:mn>5</mml:mn>
            </mml:mrow>
          </mml:mfrac>
        </mml:mrow>
      </mml:mfenced>
    </mml:mrow>
  </mml:mfenced>
</mml:math>
</file>

<file path=Object 11/content.xml><?xml version="1.0" encoding="utf-8"?>
<mml:math xmlns:mml="http://www.w3.org/1998/Math/MathML" xmlns:m="http://schemas.openxmlformats.org/officeDocument/2006/math">
  <mml:mfenced open="‖" close="‖" separators="|">
    <mml:mrow>
      <mml:mfrac>
        <mml:mrow>
          <mml:mn>1</mml:mn>
        </mml:mrow>
        <mml:mrow>
          <mml:mn>3</mml:mn>
        </mml:mrow>
      </mml:mfrac>
      <mml:mfenced separators="|">
        <mml:mrow>
          <mml:mfrac linethickness="0pt">
            <mml:mrow>
              <mml:mn>27</mml:mn>
            </mml:mrow>
            <mml:mrow>
              <mml:mo>-</mml:mo>
              <mml:mn>12</mml:mn>
            </mml:mrow>
          </mml:mfrac>
        </mml:mrow>
      </mml:mfenced>
      <mml:mo>-</mml:mo>
      <mml:mfrac>
        <mml:mrow>
          <mml:mn>1</mml:mn>
        </mml:mrow>
        <mml:mrow>
          <mml:mn>2</mml:mn>
        </mml:mrow>
      </mml:mfrac>
      <mml:mfenced separators="|">
        <mml:mrow>
          <mml:mfrac linethickness="0pt">
            <mml:mrow>
              <mml:mo>-</mml:mo>
              <mml:mn>6</mml:mn>
            </mml:mrow>
            <mml:mrow>
              <mml:mn>24</mml:mn>
            </mml:mrow>
          </mml:mfrac>
        </mml:mrow>
      </mml:mfenced>
    </mml:mrow>
  </mml:mfenced>
</mml:math>
</file>

<file path=Object 12/content.xml><?xml version="1.0" encoding="utf-8"?>
<mml:math xmlns:mml="http://www.w3.org/1998/Math/MathML" xmlns:m="http://schemas.openxmlformats.org/officeDocument/2006/math">
  <mml:mfenced open="‖" close="‖" separators="|">
    <mml:mrow>
      <mml:mfrac>
        <mml:mrow>
          <mml:mo>-</mml:mo>
          <mml:mn>1</mml:mn>
        </mml:mrow>
        <mml:mrow>
          <mml:mo>√</mml:mo>
          <mml:mn>2</mml:mn>
        </mml:mrow>
      </mml:mfrac>
      <mml:mfenced separators="|">
        <mml:mrow>
          <mml:mfrac linethickness="0pt">
            <mml:mrow>
              <mml:mo>√</mml:mo>
              <mml:mn>2</mml:mn>
            </mml:mrow>
            <mml:mrow>
              <mml:mn>2</mml:mn>
            </mml:mrow>
          </mml:mfrac>
        </mml:mrow>
      </mml:mfenced>
      <mml:mo>+</mml:mo>
      <mml:mfrac>
        <mml:mrow>
          <mml:mn>1</mml:mn>
        </mml:mrow>
        <mml:mrow>
          <mml:mn>2</mml:mn>
        </mml:mrow>
      </mml:mfrac>
      <mml:mfenced separators="|">
        <mml:mrow>
          <mml:mfrac linethickness="0pt">
            <mml:mrow>
              <mml:mn>1</mml:mn>
            </mml:mrow>
            <mml:mrow>
              <mml:mfrac>
                <mml:mrow>
                  <mml:mo>-</mml:mo>
                  <mml:mn>2</mml:mn>
                </mml:mrow>
                <mml:mrow>
                  <mml:msqrt>
                    <mml:mn>2</mml:mn>
                  </mml:msqrt>
                </mml:mrow>
              </mml:mfrac>
            </mml:mrow>
          </mml:mfrac>
        </mml:mrow>
      </mml:mfenced>
    </mml:mrow>
  </mml:mfenced>
</mml:math>
</file>

<file path=Object 13/content.xml><?xml version="1.0" encoding="utf-8"?>
<mml:math xmlns:mml="http://www.w3.org/1998/Math/MathML" xmlns:m="http://schemas.openxmlformats.org/officeDocument/2006/math">
  <mml:mfenced separators="|">
    <mml:mrow>
      <mml:mfrac linethickness="0pt">
        <mml:mrow>
          <mml:mo>-</mml:mo>
          <mml:mn>3</mml:mn>
        </mml:mrow>
        <mml:mrow>
          <mml:mn>7</mml:mn>
        </mml:mrow>
      </mml:mfrac>
    </mml:mrow>
  </mml:mfenced>
</mml:math>
</file>

<file path=Object 14/content.xml><?xml version="1.0" encoding="utf-8"?>
<mml:math xmlns:mml="http://www.w3.org/1998/Math/MathML" xmlns:m="http://schemas.openxmlformats.org/officeDocument/2006/math">
  <mml:mfenced separators="|">
    <mml:mrow>
      <mml:mfrac linethickness="0pt">
        <mml:mrow>
          <mml:mn>5</mml:mn>
        </mml:mrow>
        <mml:mrow>
          <mml:mo>-</mml:mo>
          <mml:mn>9</mml:mn>
        </mml:mrow>
      </mml:mfrac>
    </mml:mrow>
  </mml:mfenced>
</mml:math>
</file>

<file path=Object 15/content.xml><?xml version="1.0" encoding="utf-8"?>
<mml:math xmlns:mml="http://www.w3.org/1998/Math/MathML" xmlns:m="http://schemas.openxmlformats.org/officeDocument/2006/math">
  <mml:mfenced separators="|">
    <mml:mrow>
      <mml:mfrac linethickness="0pt">
        <mml:mrow>
          <mml:mo>-</mml:mo>
          <mml:mn>3</mml:mn>
        </mml:mrow>
        <mml:mrow>
          <mml:mn>7</mml:mn>
        </mml:mrow>
      </mml:mfrac>
    </mml:mrow>
  </mml:mfenced>
</mml:math>
</file>

<file path=Object 16/content.xml><?xml version="1.0" encoding="utf-8"?>
<mml:math xmlns:mml="http://www.w3.org/1998/Math/MathML" xmlns:m="http://schemas.openxmlformats.org/officeDocument/2006/math">
  <mml:mfenced separators="|">
    <mml:mrow>
      <mml:mfrac linethickness="0pt">
        <mml:mrow>
          <mml:mn>5</mml:mn>
        </mml:mrow>
        <mml:mrow>
          <mml:mo>-</mml:mo>
          <mml:mn>9</mml:mn>
        </mml:mrow>
      </mml:mfrac>
    </mml:mrow>
  </mml:mfenced>
</mml:math>
</file>

<file path=Object 17/content.xml><?xml version="1.0" encoding="utf-8"?>
<mml:math xmlns:mml="http://www.w3.org/1998/Math/MathML" xmlns:m="http://schemas.openxmlformats.org/officeDocument/2006/math">
  <mml:mfenced separators="|">
    <mml:mrow>
      <mml:mfrac linethickness="0pt">
        <mml:mrow>
          <mml:mn>3</mml:mn>
        </mml:mrow>
        <mml:mrow>
          <mml:msqrt>
            <mml:mn>3</mml:mn>
          </mml:msqrt>
        </mml:mrow>
      </mml:mfrac>
    </mml:mrow>
  </mml:mfenced>
</mml:math>
</file>

<file path=Object 18/content.xml><?xml version="1.0" encoding="utf-8"?>
<mml:math xmlns:mml="http://www.w3.org/1998/Math/MathML" xmlns:m="http://schemas.openxmlformats.org/officeDocument/2006/math">
  <mml:mfenced separators="|">
    <mml:mrow>
      <mml:mfrac linethickness="0pt">
        <mml:mrow>
          <mml:mn>1</mml:mn>
        </mml:mrow>
        <mml:mrow>
          <mml:mo>√</mml:mo>
          <mml:mn>3</mml:mn>
        </mml:mrow>
      </mml:mfrac>
    </mml:mrow>
  </mml:mfenced>
</mml:math>
</file>

<file path=Object 19/content.xml><?xml version="1.0" encoding="utf-8"?>
<mml:math xmlns:mml="http://www.w3.org/1998/Math/MathML" xmlns:m="http://schemas.openxmlformats.org/officeDocument/2006/math">
  <mml:mfenced separators="|">
    <mml:mrow>
      <mml:mfrac linethickness="0pt">
        <mml:mrow>
          <mml:mn>3</mml:mn>
        </mml:mrow>
        <mml:mrow>
          <mml:mn>3</mml:mn>
        </mml:mrow>
      </mml:mfrac>
    </mml:mrow>
  </mml:mfenced>
</mml:math>
</file>

<file path=Object 2/content.xml><?xml version="1.0" encoding="utf-8"?>
<mml:math xmlns:mml="http://www.w3.org/1998/Math/MathML" xmlns:m="http://schemas.openxmlformats.org/officeDocument/2006/math">
  <mml:mfenced separators="|">
    <mml:mrow>
      <mml:mfrac linethickness="0pt">
        <mml:mrow>
          <mml:mn>2</mml:mn>
        </mml:mrow>
        <mml:mrow>
          <mml:mn>3</mml:mn>
        </mml:mrow>
      </mml:mfrac>
    </mml:mrow>
  </mml:mfenced>
</mml:math>
</file>

<file path=Object 20/content.xml><?xml version="1.0" encoding="utf-8"?>
<mml:math xmlns:mml="http://www.w3.org/1998/Math/MathML" xmlns:m="http://schemas.openxmlformats.org/officeDocument/2006/math">
  <mml:mfenced separators="|">
    <mml:mrow>
      <mml:mfrac linethickness="0pt">
        <mml:mrow>
          <mml:mo>-</mml:mo>
          <mml:mn>2</mml:mn>
        </mml:mrow>
        <mml:mrow>
          <mml:mn>2</mml:mn>
        </mml:mrow>
      </mml:mfrac>
    </mml:mrow>
  </mml:mfenced>
</mml:math>
</file>

<file path=Object 21/content.xml><?xml version="1.0" encoding="utf-8"?>
<mml:math xmlns:mml="http://www.w3.org/1998/Math/MathML" xmlns:m="http://schemas.openxmlformats.org/officeDocument/2006/math">
  <mml:mrow>
    <mml:mrow>
      <mml:mfenced open="‖" close="‖" separators="|">
        <mml:mrow>
          <mml:mi mathvariant="bold-italic">a</mml:mi>
        </mml:mrow>
      </mml:mfenced>
      <mml:mfenced open="‖" close="‖" separators="|">
        <mml:mrow>
          <mml:mi mathvariant="bold-italic">b</mml:mi>
        </mml:mrow>
      </mml:mfenced>
      <mml:mi mathvariant="normal">cos</mml:mi>
    </mml:mrow>
    <mml:mo>⁡</mml:mo>
    <mml:mrow>
      <mml:mi>θ</mml:mi>
    </mml:mrow>
  </mml:mrow>
</mml:math>
</file>

<file path=Object 22/content.xml><?xml version="1.0" encoding="utf-8"?>
<mml:math xmlns:mml="http://www.w3.org/1998/Math/MathML" xmlns:m="http://schemas.openxmlformats.org/officeDocument/2006/math">
  <mml:mfenced separators="|">
    <mml:mrow>
      <mml:mfrac linethickness="0pt">
        <mml:mrow>
          <mml:mn>1</mml:mn>
        </mml:mrow>
        <mml:mrow>
          <mml:mn>1</mml:mn>
        </mml:mrow>
      </mml:mfrac>
    </mml:mrow>
  </mml:mfenced>
</mml:math>
</file>

<file path=Object 23/content.xml><?xml version="1.0" encoding="utf-8"?>
<mml:math xmlns:mml="http://www.w3.org/1998/Math/MathML" xmlns:m="http://schemas.openxmlformats.org/officeDocument/2006/math">
  <mml:mfenced separators="|">
    <mml:mrow>
      <mml:mfrac linethickness="0pt">
        <mml:mrow>
          <mml:mo>-</mml:mo>
          <mml:mn>1</mml:mn>
        </mml:mrow>
        <mml:mrow>
          <mml:mo>-</mml:mo>
          <mml:mn>1</mml:mn>
        </mml:mrow>
      </mml:mfrac>
    </mml:mrow>
  </mml:mfenced>
</mml:math>
</file>

<file path=Object 24/content.xml><?xml version="1.0" encoding="utf-8"?>
<mml:math xmlns:mml="http://www.w3.org/1998/Math/MathML" xmlns:m="http://schemas.openxmlformats.org/officeDocument/2006/math">
  <mml:mfenced separators="|">
    <mml:mrow>
      <mml:mfrac linethickness="0pt">
        <mml:mrow>
          <mml:mn>1</mml:mn>
        </mml:mrow>
        <mml:mrow>
          <mml:mn>2</mml:mn>
        </mml:mrow>
      </mml:mfrac>
    </mml:mrow>
  </mml:mfenced>
</mml:math>
</file>

<file path=Object 25/content.xml><?xml version="1.0" encoding="utf-8"?>
<mml:math xmlns:mml="http://www.w3.org/1998/Math/MathML" xmlns:m="http://schemas.openxmlformats.org/officeDocument/2006/math">
  <mml:mfenced separators="|">
    <mml:mrow>
      <mml:mfrac linethickness="0pt">
        <mml:mrow>
          <mml:mn>0</mml:mn>
        </mml:mrow>
        <mml:mrow>
          <mml:mn>0</mml:mn>
        </mml:mrow>
      </mml:mfrac>
    </mml:mrow>
  </mml:mfenced>
</mml:math>
</file>

<file path=Object 26/content.xml><?xml version="1.0" encoding="utf-8"?>
<mml:math xmlns:mml="http://www.w3.org/1998/Math/MathML" xmlns:m="http://schemas.openxmlformats.org/officeDocument/2006/math">
  <mml:mfenced separators="|">
    <mml:mrow>
      <mml:mfrac linethickness="0pt">
        <mml:mrow>
          <mml:mo>-</mml:mo>
          <mml:mn>3</mml:mn>
        </mml:mrow>
        <mml:mrow>
          <mml:mn>4</mml:mn>
        </mml:mrow>
      </mml:mfrac>
    </mml:mrow>
  </mml:mfenced>
</mml:math>
</file>

<file path=Object 27/content.xml><?xml version="1.0" encoding="utf-8"?>
<mml:math xmlns:mml="http://www.w3.org/1998/Math/MathML" xmlns:m="http://schemas.openxmlformats.org/officeDocument/2006/math">
  <mml:mfenced separators="|">
    <mml:mrow>
      <mml:mfrac linethickness="0pt">
        <mml:mrow>
          <mml:mn>5</mml:mn>
        </mml:mrow>
        <mml:mrow>
          <mml:mo>-</mml:mo>
          <mml:mn>2</mml:mn>
        </mml:mrow>
      </mml:mfrac>
    </mml:mrow>
  </mml:mfenced>
</mml:math>
</file>

<file path=Object 28/content.xml><?xml version="1.0" encoding="utf-8"?>
<mml:math xmlns:mml="http://www.w3.org/1998/Math/MathML" xmlns:m="http://schemas.openxmlformats.org/officeDocument/2006/math">
  <mml:mfenced separators="|">
    <mml:mrow>
      <mml:mfrac linethickness="0pt">
        <mml:mrow>
          <mml:mn>0</mml:mn>
        </mml:mrow>
        <mml:mrow>
          <mml:mn>0</mml:mn>
        </mml:mrow>
      </mml:mfrac>
    </mml:mrow>
  </mml:mfenced>
</mml:math>
</file>

<file path=Object 29/content.xml><?xml version="1.0" encoding="utf-8"?>
<mml:math xmlns:mml="http://www.w3.org/1998/Math/MathML" xmlns:m="http://schemas.openxmlformats.org/officeDocument/2006/math">
  <mml:mfenced separators="|">
    <mml:mrow>
      <mml:mfrac linethickness="0pt">
        <mml:mrow>
          <mml:mn>1</mml:mn>
        </mml:mrow>
        <mml:mrow>
          <mml:mn>6</mml:mn>
        </mml:mrow>
      </mml:mfrac>
    </mml:mrow>
  </mml:mfenced>
</mml:math>
</file>

<file path=Object 3/content.xml><?xml version="1.0" encoding="utf-8"?>
<mml:math xmlns:mml="http://www.w3.org/1998/Math/MathML" xmlns:m="http://schemas.openxmlformats.org/officeDocument/2006/math">
  <mml:mfenced separators="|">
    <mml:mrow>
      <mml:mfrac linethickness="0pt">
        <mml:mrow>
          <mml:mn>1</mml:mn>
        </mml:mrow>
        <mml:mrow>
          <mml:mo>-</mml:mo>
          <mml:mn>2</mml:mn>
        </mml:mrow>
      </mml:mfrac>
    </mml:mrow>
  </mml:mfenced>
</mml:math>
</file>

<file path=Object 30/content.xml><?xml version="1.0" encoding="utf-8"?>
<mml:math xmlns:mml="http://www.w3.org/1998/Math/MathML" xmlns:m="http://schemas.openxmlformats.org/officeDocument/2006/math">
  <mml:mfenced separators="|">
    <mml:mrow>
      <mml:mfrac linethickness="0pt">
        <mml:mrow>
          <mml:mo>-</mml:mo>
          <mml:mn>6</mml:mn>
        </mml:mrow>
        <mml:mrow>
          <mml:mn>0</mml:mn>
        </mml:mrow>
      </mml:mfrac>
    </mml:mrow>
  </mml:mfenced>
</mml:math>
</file>

<file path=Object 31/content.xml><?xml version="1.0" encoding="utf-8"?>
<mml:math xmlns:mml="http://www.w3.org/1998/Math/MathML" xmlns:m="http://schemas.openxmlformats.org/officeDocument/2006/math">
  <mml:mfenced separators="|">
    <mml:mrow>
      <mml:mfrac linethickness="0pt">
        <mml:mrow>
          <mml:mo>-</mml:mo>
          <mml:mn>4</mml:mn>
        </mml:mrow>
        <mml:mrow>
          <mml:mn>7</mml:mn>
        </mml:mrow>
      </mml:mfrac>
    </mml:mrow>
  </mml:mfenced>
</mml:math>
</file>

<file path=Object 32/content.xml><?xml version="1.0" encoding="utf-8"?>
<mml:math xmlns:mml="http://www.w3.org/1998/Math/MathML" xmlns:m="http://schemas.openxmlformats.org/officeDocument/2006/math">
  <mml:mfenced separators="|">
    <mml:mrow>
      <mml:mfrac linethickness="0pt">
        <mml:mrow>
          <mml:mn>5</mml:mn>
        </mml:mrow>
        <mml:mrow>
          <mml:mn>5</mml:mn>
        </mml:mrow>
      </mml:mfrac>
    </mml:mrow>
  </mml:mfenced>
</mml:math>
</file>

<file path=Object 33/content.xml><?xml version="1.0" encoding="utf-8"?>
<mml:math xmlns:mml="http://www.w3.org/1998/Math/MathML" xmlns:m="http://schemas.openxmlformats.org/officeDocument/2006/math">
  <mml:mfenced separators="|">
    <mml:mrow>
      <mml:mfrac linethickness="0pt">
        <mml:mrow>
          <mml:mo>-</mml:mo>
          <mml:mn>3</mml:mn>
        </mml:mrow>
        <mml:mrow>
          <mml:mn>0</mml:mn>
        </mml:mrow>
      </mml:mfrac>
    </mml:mrow>
  </mml:mfenced>
</mml:math>
</file>

<file path=Object 34/content.xml><?xml version="1.0" encoding="utf-8"?>
<mml:math xmlns:mml="http://www.w3.org/1998/Math/MathML" xmlns:m="http://schemas.openxmlformats.org/officeDocument/2006/math">
  <mml:mfenced separators="|">
    <mml:mrow>
      <mml:mfrac linethickness="0pt">
        <mml:mrow>
          <mml:mo>-</mml:mo>
          <mml:mn>6</mml:mn>
        </mml:mrow>
        <mml:mrow>
          <mml:mo>-</mml:mo>
          <mml:mn>3.5</mml:mn>
        </mml:mrow>
      </mml:mfrac>
    </mml:mrow>
  </mml:mfenced>
</mml:math>
</file>

<file path=Object 4/content.xml><?xml version="1.0" encoding="utf-8"?>
<mml:math xmlns:mml="http://www.w3.org/1998/Math/MathML" xmlns:m="http://schemas.openxmlformats.org/officeDocument/2006/math">
  <mml:mfrac>
    <mml:mrow>
      <mml:mn>1</mml:mn>
    </mml:mrow>
    <mml:mrow>
      <mml:mn>2</mml:mn>
    </mml:mrow>
  </mml:mfrac>
</mml:math>
</file>

<file path=Object 5/content.xml><?xml version="1.0" encoding="utf-8"?>
<mml:math xmlns:mml="http://www.w3.org/1998/Math/MathML" xmlns:m="http://schemas.openxmlformats.org/officeDocument/2006/math">
  <mml:mfrac>
    <mml:mrow>
      <mml:mn>1</mml:mn>
    </mml:mrow>
    <mml:mrow>
      <mml:mn>2</mml:mn>
    </mml:mrow>
  </mml:mfrac>
</mml:math>
</file>

<file path=Object 6/content.xml><?xml version="1.0" encoding="utf-8"?>
<mml:math xmlns:mml="http://www.w3.org/1998/Math/MathML" xmlns:m="http://schemas.openxmlformats.org/officeDocument/2006/math">
  <mml:mfrac>
    <mml:mrow>
      <mml:mn>1</mml:mn>
    </mml:mrow>
    <mml:mrow>
      <mml:mn>3</mml:mn>
    </mml:mrow>
  </mml:mfrac>
</mml:math>
</file>

<file path=Object 7/content.xml><?xml version="1.0" encoding="utf-8"?>
<mml:math xmlns:mml="http://www.w3.org/1998/Math/MathML" xmlns:m="http://schemas.openxmlformats.org/officeDocument/2006/math">
  <mml:mfenced separators="|">
    <mml:mrow>
      <mml:mfrac linethickness="0pt">
        <mml:mrow>
          <mml:mn>9</mml:mn>
        </mml:mrow>
        <mml:mrow>
          <mml:mo>-</mml:mo>
          <mml:mn>3</mml:mn>
        </mml:mrow>
      </mml:mfrac>
    </mml:mrow>
  </mml:mfenced>
</mml:math>
</file>

<file path=Object 8/content.xml><?xml version="1.0" encoding="utf-8"?>
<mml:math xmlns:mml="http://www.w3.org/1998/Math/MathML" xmlns:m="http://schemas.openxmlformats.org/officeDocument/2006/math">
  <mml:mfrac>
    <mml:mrow>
      <mml:mn>1</mml:mn>
    </mml:mrow>
    <mml:mrow>
      <mml:mn>2</mml:mn>
    </mml:mrow>
  </mml:mfrac>
  <mml:mfenced separators="|">
    <mml:mrow>
      <mml:mfrac linethickness="0pt">
        <mml:mrow>
          <mml:mn>4</mml:mn>
        </mml:mrow>
        <mml:mrow>
          <mml:mn>5</mml:mn>
        </mml:mrow>
      </mml:mfrac>
    </mml:mrow>
  </mml:mfenced>
</mml:math>
</file>

<file path=Object 9/content.xml><?xml version="1.0" encoding="utf-8"?>
<mml:math xmlns:mml="http://www.w3.org/1998/Math/MathML" xmlns:m="http://schemas.openxmlformats.org/officeDocument/2006/math">
  <mml:mo>-</mml:mo>
  <mml:mfenced separators="|">
    <mml:mrow>
      <mml:mfrac linethickness="0pt">
        <mml:mrow>
          <mml:mo>-</mml:mo>
          <mml:mn>7</mml:mn>
        </mml:mrow>
        <mml:mrow>
          <mml:mn>1</mml:mn>
        </mml:mrow>
      </mml:mfrac>
    </mml:mrow>
  </mml:mfenced>
</mml:math>
</file>